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3.2">
            <text:p>13.200</text:p>
          </table:table-cell>
          <table:table-cell office:value-type="float" office:value="10">
            <text:p>10</text:p>
          </table:table-cell>
          <table:table-cell table:formula="of:=[.C3]*1.01" office:value-type="float" office:value="14.5810120554279">
            <text:p>14.5810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36">
            <text:p>36.00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39.7663965148034">
            <text:p>39.7664</text:p>
          </table:table-cell>
          <table:table-cell table:style-name="ce3" office:value-type="float" office:value="35.92">
            <text:p>35.92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39.6780267447705">
            <text:p>39.6780</text:p>
          </table:table-cell>
          <table:table-cell table:style-name="ce3" office:value-type="float" office:value="87.79">
            <text:p>87.79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96.9747763898497">
            <text:p>96.974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3.2">
            <text:p>13.2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4.4366455994336">
            <text:p>14.436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36">
            <text:p>36.00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39.372669816637">
            <text:p>39.3727</text:p>
          </table:table-cell>
          <table:table-cell table:style-name="ce4" table:formula="of:=[.V2]" office:value-type="float" office:value="35.92">
            <text:p>35.92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39.2851749948222">
            <text:p>39.2852</text:p>
          </table:table-cell>
          <table:table-cell table:style-name="ce4" table:formula="of:=[.Y2]" office:value-type="float" office:value="87.79">
            <text:p>87.79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96.0146300889601">
            <text:p>96.014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3.2">
            <text:p>13.2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2937085142907">
            <text:p>14.2937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36">
            <text:p>36.00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38.9828414026109">
            <text:p>38.9828</text:p>
          </table:table-cell>
          <table:table-cell table:style-name="ce4" table:formula="of:=[.V3]" office:value-type="float" office:value="35.92">
            <text:p>35.92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38.8962128661606">
            <text:p>38.8962</text:p>
          </table:table-cell>
          <table:table-cell table:style-name="ce4" table:formula="of:=[.Y3]" office:value-type="float" office:value="87.79">
            <text:p>87.79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95.0639901870892">
            <text:p>95.0640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3.2">
            <text:p>13.2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1521866478125">
            <text:p>14.1522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36">
            <text:p>36.00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38.5968726758524">
            <text:p>38.5969</text:p>
          </table:table-cell>
          <table:table-cell table:style-name="ce4" table:formula="of:=[.V4]" office:value-type="float" office:value="35.92">
            <text:p>35.92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38.5111018476838">
            <text:p>38.5111</text:p>
          </table:table-cell>
          <table:table-cell table:style-name="ce4" table:formula="of:=[.Y4]" office:value-type="float" office:value="87.79">
            <text:p>87.79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94.1227625614744">
            <text:p>94.1228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3.2">
            <text:p>13.2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0120659879332">
            <text:p>14.0121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36">
            <text:p>36.00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38.214725421636">
            <text:p>38.2147</text:p>
          </table:table-cell>
          <table:table-cell table:style-name="ce4" table:formula="of:=[.V5]" office:value-type="float" office:value="35.92">
            <text:p>35.92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38.1298038095879">
            <text:p>38.1298</text:p>
          </table:table-cell>
          <table:table-cell table:style-name="ce4" table:formula="of:=[.Y5]" office:value-type="float" office:value="87.79">
            <text:p>87.79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93.1908540212618">
            <text:p>93.1909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3.2">
            <text:p>13.2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3.87333266132">
            <text:p>13.8733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36">
            <text:p>36.00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37.8363618036">
            <text:p>37.8364</text:p>
          </table:table-cell>
          <table:table-cell table:style-name="ce4" table:formula="of:=[.V6]" office:value-type="float" office:value="35.92">
            <text:p>35.92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37.752280999592">
            <text:p>37.7523</text:p>
          </table:table-cell>
          <table:table-cell table:style-name="ce4" table:formula="of:=[.Y6]" office:value-type="float" office:value="87.79">
            <text:p>87.79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92.268172298279">
            <text:p>92.268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3.2">
            <text:p>13.2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735972932">
            <text:p>13.7360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36">
            <text:p>36.00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37.46174436">
            <text:p>37.4617</text:p>
          </table:table-cell>
          <table:table-cell table:style-name="ce4" table:formula="of:=[.V7]" office:value-type="float" office:value="35.92">
            <text:p>35.92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37.3784960392">
            <text:p>37.3785</text:p>
          </table:table-cell>
          <table:table-cell table:style-name="ce4" table:formula="of:=[.Y7]" office:value-type="float" office:value="87.79">
            <text:p>87.79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91.3546260379">
            <text:p>91.3546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3.2">
            <text:p>13.2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3.5999732">
            <text:p>13.6000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36">
            <text:p>36.00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37.090836">
            <text:p>37.0908</text:p>
          </table:table-cell>
          <table:table-cell table:style-name="ce4" table:formula="of:=[.V8]" office:value-type="float" office:value="35.92">
            <text:p>35.92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37.00841192">
            <text:p>37.0084</text:p>
          </table:table-cell>
          <table:table-cell table:style-name="ce4" table:formula="of:=[.Y8]" office:value-type="float" office:value="87.79">
            <text:p>87.79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90.45012479">
            <text:p>90.4501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3.2">
            <text:p>13.2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3.46532">
            <text:p>13.4653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36">
            <text:p>36.00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36.7236">
            <text:p>36.7236</text:p>
          </table:table-cell>
          <table:table-cell table:style-name="ce4" table:formula="of:=[.V9]" office:value-type="float" office:value="35.92">
            <text:p>35.92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36.641992">
            <text:p>36.6420</text:p>
          </table:table-cell>
          <table:table-cell table:style-name="ce4" table:formula="of:=[.Y9]" office:value-type="float" office:value="87.79">
            <text:p>87.79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89.554579">
            <text:p>89.5546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3.2">
            <text:p>13.2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3.332">
            <text:p>13.332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36">
            <text:p>36.00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36.36">
            <text:p>36.3600</text:p>
          </table:table-cell>
          <table:table-cell table:style-name="ce4" table:formula="of:=[.V10]" office:value-type="float" office:value="35.92">
            <text:p>35.92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36.2792">
            <text:p>36.2792</text:p>
          </table:table-cell>
          <table:table-cell table:style-name="ce4" table:formula="of:=[.Y10]" office:value-type="float" office:value="87.79">
            <text:p>87.79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88.6679">
            <text:p>88.6679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3.2">
            <text:p>13.2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3.2">
            <text:p>13.2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36">
            <text:p>36.00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36">
            <text:p>36.0000</text:p>
          </table:table-cell>
          <table:table-cell table:style-name="ce4" table:formula="of:=[.V11]" office:value-type="float" office:value="35.92">
            <text:p>35.92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35.92">
            <text:p>35.9200</text:p>
          </table:table-cell>
          <table:table-cell table:style-name="ce4" table:formula="of:=[.Y11]" office:value-type="float" office:value="87.79">
            <text:p>87.79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87.79">
            <text:p>87.79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3.2">
            <text:p>13.2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3.0693069306931">
            <text:p>13.0693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36">
            <text:p>36.00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35.6435643564356">
            <text:p>35.6436</text:p>
          </table:table-cell>
          <table:table-cell table:style-name="ce4" table:formula="of:=[.V12]" office:value-type="float" office:value="35.92">
            <text:p>35.92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35.5643564356436">
            <text:p>35.5644</text:p>
          </table:table-cell>
          <table:table-cell table:style-name="ce4" table:formula="of:=[.Y12]" office:value-type="float" office:value="87.79">
            <text:p>87.79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86.9207920792079">
            <text:p>86.9208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3.2">
            <text:p>13.2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2.9399078521714">
            <text:p>12.9399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36">
            <text:p>36.00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35.2906577786492">
            <text:p>35.2907</text:p>
          </table:table-cell>
          <table:table-cell table:style-name="ce4" table:formula="of:=[.V13]" office:value-type="float" office:value="35.92">
            <text:p>35.92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35.2122340946966">
            <text:p>35.2122</text:p>
          </table:table-cell>
          <table:table-cell table:style-name="ce4" table:formula="of:=[.Y13]" office:value-type="float" office:value="87.79">
            <text:p>87.79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86.0601901774336">
            <text:p>86.0602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3.2">
            <text:p>13.2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8117899526449">
            <text:p>12.8118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36">
            <text:p>36.00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34.9412453253952">
            <text:p>34.9412</text:p>
          </table:table-cell>
          <table:table-cell table:style-name="ce4" table:formula="of:=[.V14]" office:value-type="float" office:value="35.92">
            <text:p>35.92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34.863598113561">
            <text:p>34.8636</text:p>
          </table:table-cell>
          <table:table-cell table:style-name="ce4" table:formula="of:=[.Y14]" office:value-type="float" office:value="87.79">
            <text:p>87.79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85.2081090865679">
            <text:p>85.2081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3.2">
            <text:p>13.2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6849405471732">
            <text:p>12.6849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36">
            <text:p>36.00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34.5952924013814">
            <text:p>34.5953</text:p>
          </table:table-cell>
          <table:table-cell table:style-name="ce4" table:formula="of:=[.V15]" office:value-type="float" office:value="35.92">
            <text:p>35.92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34.5184139738228">
            <text:p>34.5184</text:p>
          </table:table-cell>
          <table:table-cell table:style-name="ce4" table:formula="of:=[.Y15]" office:value-type="float" office:value="87.79">
            <text:p>87.79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84.3644644421465">
            <text:p>84.3645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3.2">
            <text:p>13.2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2.5593470764091">
            <text:p>12.559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36">
            <text:p>36.00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34.252764753843">
            <text:p>34.2528</text:p>
          </table:table-cell>
          <table:table-cell table:style-name="ce4" table:formula="of:=[.V16]" office:value-type="float" office:value="35.92">
            <text:p>35.92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34.1766474988344">
            <text:p>34.1766</text:p>
          </table:table-cell>
          <table:table-cell table:style-name="ce4" table:formula="of:=[.Y16]" office:value-type="float" office:value="87.79">
            <text:p>87.79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83.5291727149965">
            <text:p>83.5292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3.2">
            <text:p>13.2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2.4349971053555">
            <text:p>12.435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36">
            <text:p>36.00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33.9136284691514">
            <text:p>33.9136</text:p>
          </table:table-cell>
          <table:table-cell table:style-name="ce4" table:formula="of:=[.V17]" office:value-type="float" office:value="35.92">
            <text:p>35.92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33.8382648503311">
            <text:p>33.8383</text:p>
          </table:table-cell>
          <table:table-cell table:style-name="ce4" table:formula="of:=[.Y17]" office:value-type="float" office:value="87.79">
            <text:p>87.79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82.7021512029668">
            <text:p>82.7022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3.2">
            <text:p>13.2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3118783221342">
            <text:p>12.311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36">
            <text:p>36.00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33.5778499694569">
            <text:p>33.5778</text:p>
          </table:table-cell>
          <table:table-cell table:style-name="ce4" table:formula="of:=[.V18]" office:value-type="float" office:value="35.92">
            <text:p>35.92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33.5032325250803">
            <text:p>33.5032</text:p>
          </table:table-cell>
          <table:table-cell table:style-name="ce4" table:formula="of:=[.Y18]" office:value-type="float" office:value="87.79">
            <text:p>87.79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81.8833180227394">
            <text:p>81.8833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3.2">
            <text:p>13.2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1899785367665">
            <text:p>12.1900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36">
            <text:p>36.00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33.2453960093632">
            <text:p>33.2454</text:p>
          </table:table-cell>
          <table:table-cell table:style-name="ce4" table:formula="of:=[.V19]" office:value-type="float" office:value="35.92">
            <text:p>35.92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33.1715173515647">
            <text:p>33.1715</text:p>
          </table:table-cell>
          <table:table-cell table:style-name="ce4" table:formula="of:=[.Y19]" office:value-type="float" office:value="87.79">
            <text:p>87.79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81.0725921017222">
            <text:p>81.0726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3.2">
            <text:p>13.2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0692856799669">
            <text:p>12.0693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36">
            <text:p>36.00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32.9162336726369">
            <text:p>32.9162</text:p>
          </table:table-cell>
          <table:table-cell table:style-name="ce4" table:formula="of:=[.V20]" office:value-type="float" office:value="35.92">
            <text:p>35.92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32.8430864866977">
            <text:p>32.8431</text:p>
          </table:table-cell>
          <table:table-cell table:style-name="ce4" table:formula="of:=[.Y20]" office:value-type="float" office:value="87.79">
            <text:p>87.79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80.269893170022">
            <text:p>80.2699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3.2">
            <text:p>13.2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9497878019474">
            <text:p>11.9498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36">
            <text:p>36.00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32.5903303689474">
            <text:p>32.5903</text:p>
          </table:table-cell>
          <table:table-cell table:style-name="ce4" table:formula="of:=[.V21]" office:value-type="float" office:value="35.92">
            <text:p>35.92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32.517907412572">
            <text:p>32.5179</text:p>
          </table:table-cell>
          <table:table-cell table:style-name="ce4" table:formula="of:=[.Y21]" office:value-type="float" office:value="87.79">
            <text:p>87.79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79.475141752497">
            <text:p>79.475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1.588">
            <text:p>1.588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1.75413993515299">
            <text:p>1.7541</text:p>
          </table:table-cell>
          <table:table-cell table:style-name="ce3" office:value-type="float" office:value="1.336">
            <text:p>1.336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47577515954937">
            <text:p>1.4758</text:p>
          </table:table-cell>
          <table:table-cell table:style-name="ce3" office:value-type="float" office:value="1.07">
            <text:p>1.07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8194567418999">
            <text:p>1.1819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1.588">
            <text:p>1.588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1.73677221302277">
            <text:p>1.7368</text:p>
          </table:table-cell>
          <table:table-cell table:style-name="ce4" table:formula="of:=[.V25]" office:value-type="float" office:value="1.336">
            <text:p>1.336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46116352430631">
            <text:p>1.4612</text:p>
          </table:table-cell>
          <table:table-cell table:style-name="ce4" table:formula="of:=[.Y25]" office:value-type="float" office:value="1.07">
            <text:p>1.07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7024324177227">
            <text:p>1.1702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1.588">
            <text:p>1.588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1.71957644853739">
            <text:p>1.7196</text:p>
          </table:table-cell>
          <table:table-cell table:style-name="ce4" table:formula="of:=[.V26]" office:value-type="float" office:value="1.336">
            <text:p>1.336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44669655871912">
            <text:p>1.4467</text:p>
          </table:table-cell>
          <table:table-cell table:style-name="ce4" table:formula="of:=[.Y26]" office:value-type="float" office:value="1.07">
            <text:p>1.07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5865667502205">
            <text:p>1.1587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1.588">
            <text:p>1.588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1.70255093914593">
            <text:p>1.7026</text:p>
          </table:table-cell>
          <table:table-cell table:style-name="ce4" table:formula="of:=[.V27]" office:value-type="float" office:value="1.336">
            <text:p>1.336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43237283041497">
            <text:p>1.4324</text:p>
          </table:table-cell>
          <table:table-cell table:style-name="ce4" table:formula="of:=[.Y27]" office:value-type="float" office:value="1.07">
            <text:p>1.07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1471848267545">
            <text:p>1.1472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1.588">
            <text:p>1.588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1.68569399915439">
            <text:p>1.6857</text:p>
          </table:table-cell>
          <table:table-cell table:style-name="ce4" table:formula="of:=[.V28]" office:value-type="float" office:value="1.336">
            <text:p>1.336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41819092120294">
            <text:p>1.4182</text:p>
          </table:table-cell>
          <table:table-cell table:style-name="ce4" table:formula="of:=[.Y28]" office:value-type="float" office:value="1.07">
            <text:p>1.07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3582656114307">
            <text:p>1.1358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1.588">
            <text:p>1.588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1.6690039595588">
            <text:p>1.6690</text:p>
          </table:table-cell>
          <table:table-cell table:style-name="ce4" table:formula="of:=[.V29]" office:value-type="float" office:value="1.336">
            <text:p>1.336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4041494269336">
            <text:p>1.4041</text:p>
          </table:table-cell>
          <table:table-cell table:style-name="ce4" table:formula="of:=[.Y29]" office:value-type="float" office:value="1.07">
            <text:p>1.07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24580753607">
            <text:p>1.1246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1.588">
            <text:p>1.588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1.65247916788">
            <text:p>1.6525</text:p>
          </table:table-cell>
          <table:table-cell table:style-name="ce4" table:formula="of:=[.V30]" office:value-type="float" office:value="1.336">
            <text:p>1.336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39024695736">
            <text:p>1.3902</text:p>
          </table:table-cell>
          <table:table-cell table:style-name="ce4" table:formula="of:=[.Y30]" office:value-type="float" office:value="1.07">
            <text:p>1.07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134462907">
            <text:p>1.1134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1.588">
            <text:p>1.588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1.636117988">
            <text:p>1.6361</text:p>
          </table:table-cell>
          <table:table-cell table:style-name="ce4" table:formula="of:=[.V31]" office:value-type="float" office:value="1.336">
            <text:p>1.336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376482136">
            <text:p>1.3765</text:p>
          </table:table-cell>
          <table:table-cell table:style-name="ce4" table:formula="of:=[.Y31]" office:value-type="float" office:value="1.07">
            <text:p>1.07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0242207">
            <text:p>1.1024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1.588">
            <text:p>1.588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1.6199188">
            <text:p>1.6199</text:p>
          </table:table-cell>
          <table:table-cell table:style-name="ce4" table:formula="of:=[.V32]" office:value-type="float" office:value="1.336">
            <text:p>1.336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3628536">
            <text:p>1.3629</text:p>
          </table:table-cell>
          <table:table-cell table:style-name="ce4" table:formula="of:=[.Y32]" office:value-type="float" office:value="1.07">
            <text:p>1.07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91507">
            <text:p>1.0915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1.588">
            <text:p>1.588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1.60388">
            <text:p>1.6039</text:p>
          </table:table-cell>
          <table:table-cell table:style-name="ce4" table:formula="of:=[.V33]" office:value-type="float" office:value="1.336">
            <text:p>1.336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34936">
            <text:p>1.3494</text:p>
          </table:table-cell>
          <table:table-cell table:style-name="ce4" table:formula="of:=[.Y33]" office:value-type="float" office:value="1.07">
            <text:p>1.07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807">
            <text:p>1.0807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1.588">
            <text:p>1.588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1.588">
            <text:p>1.5880</text:p>
          </table:table-cell>
          <table:table-cell table:style-name="ce4" table:formula="of:=[.V34]" office:value-type="float" office:value="1.336">
            <text:p>1.336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336">
            <text:p>1.3360</text:p>
          </table:table-cell>
          <table:table-cell table:style-name="ce4" table:formula="of:=[.Y34]" office:value-type="float" office:value="1.07">
            <text:p>1.07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7">
            <text:p>1.07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1.588">
            <text:p>1.588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1.57227722772277">
            <text:p>1.5723</text:p>
          </table:table-cell>
          <table:table-cell table:style-name="ce4" table:formula="of:=[.V35]" office:value-type="float" office:value="1.336">
            <text:p>1.336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32277227722772">
            <text:p>1.3228</text:p>
          </table:table-cell>
          <table:table-cell table:style-name="ce4" table:formula="of:=[.Y35]" office:value-type="float" office:value="1.07">
            <text:p>1.07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5940594059406">
            <text:p>1.0594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1.588">
            <text:p>1.588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1.55671012645819">
            <text:p>1.5567</text:p>
          </table:table-cell>
          <table:table-cell table:style-name="ce4" table:formula="of:=[.V36]" office:value-type="float" office:value="1.336">
            <text:p>1.336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30967552200765">
            <text:p>1.3097</text:p>
          </table:table-cell>
          <table:table-cell table:style-name="ce4" table:formula="of:=[.Y36]" office:value-type="float" office:value="1.07">
            <text:p>1.07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4891677286541">
            <text:p>1.0489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1.588">
            <text:p>1.588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1.5412971549091">
            <text:p>1.5413</text:p>
          </table:table-cell>
          <table:table-cell table:style-name="ce4" table:formula="of:=[.V37]" office:value-type="float" office:value="1.336">
            <text:p>1.336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29670843763133">
            <text:p>1.2967</text:p>
          </table:table-cell>
          <table:table-cell table:style-name="ce4" table:formula="of:=[.Y37]" office:value-type="float" office:value="1.07">
            <text:p>1.07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3853145828258">
            <text:p>1.0385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1.588">
            <text:p>1.588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1.52603678703871">
            <text:p>1.5260</text:p>
          </table:table-cell>
          <table:table-cell table:style-name="ce4" table:formula="of:=[.V38]" office:value-type="float" office:value="1.336">
            <text:p>1.336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28386974022904">
            <text:p>1.2839</text:p>
          </table:table-cell>
          <table:table-cell table:style-name="ce4" table:formula="of:=[.Y38]" office:value-type="float" office:value="1.07">
            <text:p>1.07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2824896859661">
            <text:p>1.0282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1.588">
            <text:p>1.588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1.51092751191952">
            <text:p>1.5109</text:p>
          </table:table-cell>
          <table:table-cell table:style-name="ce4" table:formula="of:=[.V39]" office:value-type="float" office:value="1.336">
            <text:p>1.336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27115815864262">
            <text:p>1.2712</text:p>
          </table:table-cell>
          <table:table-cell table:style-name="ce4" table:formula="of:=[.Y39]" office:value-type="float" office:value="1.07">
            <text:p>1.07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1806828573922">
            <text:p>1.0181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1.588">
            <text:p>1.588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1.49596783358368">
            <text:p>1.4960</text:p>
          </table:table-cell>
          <table:table-cell table:style-name="ce4" table:formula="of:=[.V40]" office:value-type="float" office:value="1.336">
            <text:p>1.336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25857243429962">
            <text:p>1.2586</text:p>
          </table:table-cell>
          <table:table-cell table:style-name="ce4" table:formula="of:=[.Y40]" office:value-type="float" office:value="1.07">
            <text:p>1.07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07988401722">
            <text:p>1.008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1.588">
            <text:p>1.588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1.48115627087493">
            <text:p>1.4812</text:p>
          </table:table-cell>
          <table:table-cell table:style-name="ce4" table:formula="of:=[.V41]" office:value-type="float" office:value="1.336">
            <text:p>1.336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24611132108873">
            <text:p>1.2461</text:p>
          </table:table-cell>
          <table:table-cell table:style-name="ce4" table:formula="of:=[.Y41]" office:value-type="float" office:value="1.07">
            <text:p>1.07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98008318536635">
            <text:p>0.9980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1.588">
            <text:p>1.588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1.46649135730191">
            <text:p>1.4665</text:p>
          </table:table-cell>
          <table:table-cell table:style-name="ce4" table:formula="of:=[.V42]" office:value-type="float" office:value="1.336">
            <text:p>1.336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23377358523637">
            <text:p>1.2338</text:p>
          </table:table-cell>
          <table:table-cell table:style-name="ce4" table:formula="of:=[.Y42]" office:value-type="float" office:value="1.07">
            <text:p>1.07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88127048056074">
            <text:p>0.9881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1.588">
            <text:p>1.588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1.45197164089298">
            <text:p>1.4520</text:p>
          </table:table-cell>
          <table:table-cell table:style-name="ce4" table:formula="of:=[.V43]" office:value-type="float" office:value="1.336">
            <text:p>1.336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22155800518452">
            <text:p>1.2216</text:p>
          </table:table-cell>
          <table:table-cell table:style-name="ce4" table:formula="of:=[.Y43]" office:value-type="float" office:value="1.07">
            <text:p>1.07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78343611936707">
            <text:p>0.978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1.588">
            <text:p>1.588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1.43759568405246">
            <text:p>1.4376</text:p>
          </table:table-cell>
          <table:table-cell table:style-name="ce4" table:formula="of:=[.V44]" office:value-type="float" office:value="1.336">
            <text:p>1.336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20946337146983">
            <text:p>1.2095</text:p>
          </table:table-cell>
          <table:table-cell table:style-name="ce4" table:formula="of:=[.Y44]" office:value-type="float" office:value="1.07">
            <text:p>1.07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68657041521492">
            <text:p>0.968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1966761">
            <text:p>1966761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796610">
            <text:p>796610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2023849">
            <text:p>2023849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11.63">
            <text:p>11.6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2.8467553185323">
            <text:p>12.846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11.63">
            <text:p>11.6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7195597213191">
            <text:p>12.719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11.63">
            <text:p>11.6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5936234864546">
            <text:p>12.59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11.63">
            <text:p>11.6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4689341450045">
            <text:p>12.468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11.63">
            <text:p>11.6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3454793514896">
            <text:p>12.3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11.63">
            <text:p>11.6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223246882663">
            <text:p>12.223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11.63">
            <text:p>11.6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1022246363">
            <text:p>12.102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11.63">
            <text:p>11.6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98240063">
            <text:p>11.98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11.63">
            <text:p>11.6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863763">
            <text:p>11.8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11.63">
            <text:p>11.6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7463">
            <text:p>11.746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11.63">
            <text:p>11.6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63">
            <text:p>11.6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11.63">
            <text:p>11.6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5148514851485">
            <text:p>11.514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11.63">
            <text:p>11.6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4008430546025">
            <text:p>11.40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11.63">
            <text:p>11.6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2879634203985">
            <text:p>11.28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11.63">
            <text:p>11.6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1762014063352">
            <text:p>11.176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11.63">
            <text:p>11.6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0655459468665">
            <text:p>11.065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11.63">
            <text:p>11.6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9559860860064">
            <text:p>10.956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11.63">
            <text:p>11.6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847510976244">
            <text:p>10.847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11.63">
            <text:p>11.6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7401098774693">
            <text:p>10.74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11.63">
            <text:p>11.6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6337721559102">
            <text:p>10.63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11.63">
            <text:p>11.6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5284872830794">
            <text:p>10.528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95">
            <text:p>1.19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2002343986639">
            <text:p>1.3200</text:p>
          </table:table-cell>
          <table:table-cell table:style-name="ce3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113305642107">
            <text:p>1.131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95">
            <text:p>1.19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0695390085781">
            <text:p>1.3070</text:p>
          </table:table-cell>
          <table:table-cell table:style-name="ce4" table:formula="of:=[.Y25]" office:value-type="float" office:value="1.024">
            <text:p>1.02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1993371922879">
            <text:p>1.11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95">
            <text:p>1.19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9401376322556">
            <text:p>1.2940</text:p>
          </table:table-cell>
          <table:table-cell table:style-name="ce4" table:formula="of:=[.Y26]" office:value-type="float" office:value="1.024">
            <text:p>1.02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884526656315">
            <text:p>1.108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95">
            <text:p>1.19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8120174576788">
            <text:p>1.2812</text:p>
          </table:table-cell>
          <table:table-cell table:style-name="ce4" table:formula="of:=[.Y27]" office:value-type="float" office:value="1.024">
            <text:p>1.02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786660055758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95">
            <text:p>1.19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6851657996819">
            <text:p>1.2685</text:p>
          </table:table-cell>
          <table:table-cell table:style-name="ce4" table:formula="of:=[.Y28]" office:value-type="float" office:value="1.024">
            <text:p>1.02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699663421542">
            <text:p>1.087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95">
            <text:p>1.19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559570098695">
            <text:p>1.2560</text:p>
          </table:table-cell>
          <table:table-cell table:style-name="ce4" table:formula="of:=[.Y29]" office:value-type="float" office:value="1.024">
            <text:p>1.02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62342913024">
            <text:p>1.076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95">
            <text:p>1.19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4352179195">
            <text:p>1.2435</text:p>
          </table:table-cell>
          <table:table-cell table:style-name="ce4" table:formula="of:=[.Y30]" office:value-type="float" office:value="1.024">
            <text:p>1.02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557850624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95">
            <text:p>1.19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31209695">
            <text:p>1.2312</text:p>
          </table:table-cell>
          <table:table-cell table:style-name="ce4" table:formula="of:=[.Y31]" office:value-type="float" office:value="1.024">
            <text:p>1.02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5028224">
            <text:p>1.055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95">
            <text:p>1.19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190195">
            <text:p>1.2190</text:p>
          </table:table-cell>
          <table:table-cell table:style-name="ce4" table:formula="of:=[.Y32]" office:value-type="float" office:value="1.024">
            <text:p>1.02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45824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95">
            <text:p>1.19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0695">
            <text:p>1.2070</text:p>
          </table:table-cell>
          <table:table-cell table:style-name="ce4" table:formula="of:=[.Y33]" office:value-type="float" office:value="1.024">
            <text:p>1.02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424">
            <text:p>1.034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95">
            <text:p>1.19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95">
            <text:p>1.1950</text:p>
          </table:table-cell>
          <table:table-cell table:style-name="ce4" table:formula="of:=[.Y34]" office:value-type="float" office:value="1.024">
            <text:p>1.02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4">
            <text:p>1.02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95">
            <text:p>1.19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8316831683168">
            <text:p>1.1832</text:p>
          </table:table-cell>
          <table:table-cell table:style-name="ce4" table:formula="of:=[.Y35]" office:value-type="float" office:value="1.024">
            <text:p>1.02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386138613861">
            <text:p>1.013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95">
            <text:p>1.19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7145377904127">
            <text:p>1.1715</text:p>
          </table:table-cell>
          <table:table-cell table:style-name="ce4" table:formula="of:=[.Y36]" office:value-type="float" office:value="1.024">
            <text:p>1.02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382315459269">
            <text:p>1.003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95">
            <text:p>1.19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5985522677354">
            <text:p>1.1599</text:p>
          </table:table-cell>
          <table:table-cell table:style-name="ce4" table:formula="of:=[.Y37]" office:value-type="float" office:value="1.024">
            <text:p>1.02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3884311477908">
            <text:p>0.993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95">
            <text:p>1.19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4837151165697">
            <text:p>1.1484</text:p>
          </table:table-cell>
          <table:table-cell table:style-name="ce4" table:formula="of:=[.Y38]" office:value-type="float" office:value="1.024">
            <text:p>1.02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4043872750404">
            <text:p>0.984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95">
            <text:p>1.19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3700149669006">
            <text:p>1.1370</text:p>
          </table:table-cell>
          <table:table-cell table:style-name="ce4" table:formula="of:=[.Y39]" office:value-type="float" office:value="1.024">
            <text:p>1.02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4300864109311">
            <text:p>0.974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95">
            <text:p>1.19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2574405612878">
            <text:p>1.1257</text:p>
          </table:table-cell>
          <table:table-cell table:style-name="ce4" table:formula="of:=[.Y40]" office:value-type="float" office:value="1.024">
            <text:p>1.02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4654320900308">
            <text:p>0.96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95">
            <text:p>1.19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1459807537503">
            <text:p>1.1146</text:p>
          </table:table-cell>
          <table:table-cell table:style-name="ce4" table:formula="of:=[.Y41]" office:value-type="float" office:value="1.024">
            <text:p>1.02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5103288020107">
            <text:p>0.955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95">
            <text:p>1.19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0356245086636">
            <text:p>1.1036</text:p>
          </table:table-cell>
          <table:table-cell table:style-name="ce4" table:formula="of:=[.Y42]" office:value-type="float" office:value="1.024">
            <text:p>1.02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5646819821888">
            <text:p>0.94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95">
            <text:p>1.19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926360899667">
            <text:p>1.0926</text:p>
          </table:table-cell>
          <table:table-cell table:style-name="ce4" table:formula="of:=[.Y43]" office:value-type="float" office:value="1.024">
            <text:p>1.02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6283980021671">
            <text:p>0.93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95">
            <text:p>1.19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8181791085812">
            <text:p>1.0818</text:p>
          </table:table-cell>
          <table:table-cell table:style-name="ce4" table:formula="of:=[.Y44]" office:value-type="float" office:value="1.024">
            <text:p>1.02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013841605615">
            <text:p>0.9270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2015／04／13</text:date>, <text:time>13:02:2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13T13:02:26.16</dc:date>
    <meta:editing-duration>P29DT20H26M53S</meta:editing-duration>
    <meta:editing-cycles>91</meta:editing-cycles>
    <meta:generator>OpenOffice/4.1.1$Win32 OpenOffice.org_project/411m6$Build-9775</meta:generator>
    <meta:document-statistic meta:table-count="6" meta:cell-count="3417" meta:object-count="0"/>
  </office:meta>
</office:document-meta>
</file>